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eino 2.0.0</text:p>
      <text:p text:style-name="P1"/>
      <text:p text:style-name="P1">L'Arduino in questa versione riesce a stabilizzarsi e seguire perfettamente la linea nera (quando il percorso è dritto).</text:p>
      <text:p text:style-name="P1"/>
      <text:p text:style-name="P1">Nelle curve strette presenta ancora qualche lacuna (non riesce a curvare perfettamente) e per curvare decelera un poco con la conseguenza di sprecare tempo.</text:p>
      <text:p text:style-name="P1"/>
      <text:p text:style-name="P1">In questa versione l'Arduino presenta una funzionalità in più, <text:s/>quando la macchina finisce di percorrere la curva e si stabilizza lungo la linea nera, l'Arduino accelera in modo scalare (più tempo passa più la macchina va veloc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5-14T15:43:40.87</meta:creation-date>
    <dc:date>2019-05-28T13:36:46.24</dc:date>
    <meta:editing-duration>PT2M33S</meta:editing-duration>
    <meta:editing-cycles>2</meta:editing-cycles>
    <meta:generator>OpenOffice/4.1.0$Win32 OpenOffice.org_project/410m18$Build-9764</meta:generator>
    <meta:document-statistic meta:table-count="0" meta:image-count="0" meta:object-count="0" meta:page-count="1" meta:paragraph-count="4" meta:word-count="81" meta:character-count="520"/>
  </office:meta>
</office:document-meta>
</file>